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left" fo:break-before="auto" fo:text-indent="0cm" fo:line-height="115%" fo:margin-top="0.847cm" fo:margin-left="0cm" fo:margin-right="0cm" style:writing-mode="lr-tb"/>
    </style:style>
    <style:style style:name="T1_1" style:family="text">
      <style:text-properties fo:font-size="18pt" style:font-size-asian="18pt" style:font-size-complex="18pt" fo:font-weight="bold" style:font-weight-asian="bold" style:font-weight-complex="bold"/>
    </style:style>
    <style:style style:name="T1_2" style:family="text">
      <style:text-properties fo:font-size="18pt" style:font-size-asian="18pt" style:font-size-complex="18pt" fo:font-weight="bold" style:font-weight-asian="bold" style:font-weight-complex="bold"/>
    </style:style>
    <style:style style:name="T1_3" style:family="text">
      <style:text-properties fo:font-size="18pt" style:font-size-asian="18pt" style:font-size-complex="18pt" fo:font-weight="bold" style:font-weight-asian="bold" style:font-weight-complex="bold"/>
    </style:style>
    <style:style style:name="T1_4" style:family="text">
      <style:text-properties fo:font-size="18pt" style:font-size-asian="18pt" style:font-size-complex="18pt" fo:font-weight="bold" style:font-weight-asian="bold" style:font-weight-complex="bold"/>
    </style:style>
    <style:style style:name="T1_5" style:family="text">
      <style:text-properties fo:font-size="18pt" style:font-size-asian="18pt" style:font-size-complex="18pt" fo:font-weight="bold" style:font-weight-asian="bold" style:font-weight-complex="bold"/>
    </style:style>
    <style:style style:name="T1_6" style:family="text">
      <style:text-properties fo:font-size="18pt" style:font-size-asian="18pt" style:font-size-complex="18pt" fo:font-weight="bold" style:font-weight-asian="bold" style:font-weight-complex="bold"/>
    </style:style>
    <style:style style:name="T1_7" style:family="text">
      <style:text-properties fo:font-size="18pt" style:font-size-asian="18pt" style:font-size-complex="18pt" fo:font-weight="bold" style:font-weight-asian="bold" style:font-weight-complex="bold"/>
    </style:style>
    <style:style style:name="T1_8" style:family="text">
      <style:text-properties fo:font-size="18pt" style:font-size-asian="18pt" style:font-size-complex="18pt" fo:font-weight="bold" style:font-weight-asian="bold" style:font-weight-complex="bold"/>
    </style:style>
    <style:style style:name="T1_9" style:family="text">
      <style:text-properties fo:font-size="18pt" style:font-size-asian="18pt" style:font-size-complex="18pt" fo:font-weight="bold" style:font-weight-asian="bold" style:font-weight-complex="bold"/>
    </style:style>
    <style:style style:name="T1_10" style:family="text">
      <style:text-properties fo:font-size="18pt" style:font-size-asian="18pt" style:font-size-complex="18pt" fo:font-weight="bold" style:font-weight-asian="bold" style:font-weight-complex="bold"/>
    </style:style>
    <style:style style:name="T1_11" style:family="text">
      <style:text-properties fo:font-size="18pt" style:font-size-asian="18pt" style:font-size-complex="18pt" fo:font-weight="bold" style:font-weight-asian="bold" style:font-weight-complex="bold"/>
    </style:style>
    <style:style style:name="T1_12" style:family="text">
      <style:text-properties fo:font-size="18pt" style:font-size-asian="18pt" style:font-size-complex="18pt" fo:font-weight="bold" style:font-weight-asian="bold" style:font-weight-complex="bold"/>
    </style:style>
    <style:style style:name="T1_13" style:family="text">
      <style:text-properties fo:font-size="18pt" style:font-size-asian="18pt" style:font-size-complex="18pt" fo:font-weight="bold" style:font-weight-asian="bold" style:font-weight-complex="bold"/>
    </style:style>
    <style:style style:name="T1_14" style:family="text">
      <style:text-properties fo:font-size="18pt" style:font-size-asian="18pt" style:font-size-complex="18pt" fo:font-weight="bold" style:font-weight-asian="bold" style:font-weight-complex="bold"/>
    </style:style>
    <style:style style:name="T1_15" style:family="text">
      <style:text-properties fo:font-size="18pt" style:font-size-asian="18pt" style:font-size-complex="18pt" fo:font-weight="bold" style:font-weight-asian="bold" style:font-weight-complex="bold"/>
    </style:style>
    <style:style style:name="T1_16" style:family="text">
      <style:text-properties fo:font-size="18pt" style:font-size-asian="18pt" style:font-size-complex="18pt" fo:font-weight="bold" style:font-weight-asian="bold" style:font-weight-complex="bold"/>
    </style:style>
    <style:style style:name="P2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_1" style:family="text"/>
    <style:style style:name="P3" style:family="paragraph" style:parent-style-name="Heading_20_3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P5" style:family="paragraph" style:parent-style-name="Heading_20_3">
      <style:paragraph-properties fo:break-before="auto" style:writing-mode="lr-tb"/>
    </style:style>
    <style:style style:name="T5_1" style:family="text"/>
    <style:style style:name="T5_2" style:family="text">
      <style:text-properties fo:font-weight="bold" style:font-weight-asian="bold" style:font-weight-complex="bold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/>
    <style:style style:name="P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P9" style:family="paragraph" style:parent-style-name="Standard">
      <style:paragraph-properties fo:break-before="auto" style:writing-mode="lr-tb"/>
    </style:style>
    <style:style style:name="P10" style:family="paragraph" style:parent-style-name="Standard">
      <style:paragraph-properties fo:break-before="auto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P11" style:family="paragraph" style:parent-style-name="Heading_20_3">
      <style:paragraph-properties fo:break-before="auto" style:writing-mode="lr-tb"/>
    </style:style>
    <style:style style:name="T11_1" style:family="text"/>
    <style:style style:name="T11_2" style:family="text">
      <style:text-properties fo:font-weight="bold" style:font-weight-asian="bold" style:font-weight-complex="bold"/>
    </style:style>
    <style:style style:name="T11_3" style:family="text">
      <style:text-properties fo:font-weight="bold" style:font-weight-asian="bold" style:font-weight-complex="bold"/>
    </style:style>
    <style:style style:name="T11_4" style:family="text">
      <style:text-properties fo:font-weight="bold" style:font-weight-asian="bold" style:font-weight-complex="bold"/>
    </style:style>
    <style:style style:name="T11_5" style:family="text">
      <style:text-properties fo:font-weight="bold" style:font-weight-asian="bold" style:font-weight-complex="bold"/>
    </style:style>
    <style:style style:name="T11_6" style:family="text">
      <style:text-properties fo:font-weight="bold" style:font-weight-asian="bold" style:font-weight-complex="bold"/>
    </style:style>
    <style:style style:name="T11_7" style:family="text">
      <style:text-properties fo:font-weight="bold" style:font-weight-asian="bold" style:font-weight-complex="bold"/>
    </style:style>
    <style:style style:name="T11_8" style:family="text">
      <style:text-properties fo:font-weight="bold" style:font-weight-asian="bold" style:font-weight-complex="bold"/>
    </style:style>
    <style:style style:name="T11_9" style:family="text"/>
    <style:style style:name="P12" style:family="paragraph" style:parent-style-name="Standard">
      <style:paragraph-properties fo:break-before="auto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P13" style:family="paragraph" style:parent-style-name="Heading_20_3">
      <style:paragraph-properties fo:break-before="auto" style:writing-mode="lr-tb"/>
    </style:style>
    <style:style style:name="T13_1" style:family="text"/>
    <style:style style:name="T13_2" style:family="text">
      <style:text-properties fo:font-weight="bold" style:font-weight-asian="bold" style:font-weight-complex="bold"/>
    </style:style>
    <style:style style:name="T13_3" style:family="text">
      <style:text-properties fo:font-weight="bold" style:font-weight-asian="bold" style:font-weight-complex="bold"/>
    </style:style>
    <style:style style:name="T13_4" style:family="text">
      <style:text-properties fo:font-weight="bold" style:font-weight-asian="bold" style:font-weight-complex="bold"/>
    </style:style>
    <style:style style:name="T13_5" style:family="text">
      <style:text-properties fo:font-weight="bold" style:font-weight-asian="bold" style:font-weight-complex="bold"/>
    </style:style>
    <style:style style:name="T13_6" style:family="text">
      <style:text-properties fo:font-weight="bold" style:font-weight-asian="bold" style:font-weight-complex="bold"/>
    </style:style>
    <style:style style:name="T13_7" style:family="text">
      <style:text-properties fo:font-weight="bold" style:font-weight-asian="bold" style:font-weight-complex="bold"/>
    </style:style>
    <style:style style:name="T13_8" style:family="text">
      <style:text-properties fo:font-weight="bold" style:font-weight-asian="bold" style:font-weight-complex="bold"/>
    </style:style>
    <style:style style:name="T13_9" style:family="text">
      <style:text-properties fo:font-weight="bold" style:font-weight-asian="bold" style:font-weight-complex="bold"/>
    </style:style>
    <style:style style:name="T13_10" style:family="text">
      <style:text-properties fo:font-weight="bold" style:font-weight-asian="bold" style:font-weight-complex="bold"/>
    </style:style>
    <style:style style:name="T13_11" style:family="text">
      <style:text-properties fo:font-weight="bold" style:font-weight-asian="bold" style:font-weight-complex="bold"/>
    </style:style>
    <style:style style:name="T13_12" style:family="text">
      <style:text-properties fo:font-weight="bold" style:font-weight-asian="bold" style:font-weight-complex="bold"/>
    </style:style>
    <style:style style:name="T13_13" style:family="text">
      <style:text-properties fo:font-weight="bold" style:font-weight-asian="bold" style:font-weight-complex="bold"/>
    </style:style>
    <style:style style:name="T13_14" style:family="text">
      <style:text-properties fo:font-weight="bold" style:font-weight-asian="bold" style:font-weight-complex="bold"/>
    </style:style>
    <style:style style:name="T13_15" style:family="text">
      <style:text-properties fo:font-weight="bold" style:font-weight-asian="bold" style:font-weight-complex="bold"/>
    </style:style>
    <style:style style:name="T13_16" style:family="text"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P16" style:family="paragraph" style:parent-style-name="Standard">
      <style:paragraph-properties fo:break-before="auto" style:writing-mode="lr-tb"/>
    </style:style>
    <style:style style:name="P17" style:family="paragraph" style:parent-style-name="Heading_20_3">
      <style:paragraph-properties fo:break-before="auto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T17_5" style:family="text">
      <style:text-properties fo:font-weight="bold" style:font-weight-asian="bold" style:font-weight-complex="bold"/>
    </style:style>
    <style:style style:name="T17_6" style:family="text">
      <style:text-properties fo:font-weight="bold" style:font-weight-asian="bold" style:font-weight-complex="bold"/>
    </style:style>
    <style:style style:name="T17_7" style:family="text">
      <style:text-properties fo:font-weight="bold" style:font-weight-asian="bold" style:font-weight-complex="bold"/>
    </style:style>
    <style:style style:name="T17_8" style:family="text">
      <style:text-properties fo:font-weight="bold" style:font-weight-asian="bold" style:font-weight-complex="bold"/>
    </style:style>
    <style:style style:name="T17_9" style:family="text">
      <style:text-properties fo:font-weight="bold" style:font-weight-asian="bold" style:font-weight-complex="bold"/>
    </style:style>
    <style:style style:name="T17_10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P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/>
    <style:style style:name="T20_4" style:family="text"/>
    <style:style style:name="T20_5" style:family="text"/>
    <style:style style:name="T20_6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P2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P25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26" style:family="paragraph" style:parent-style-name="Heading_20_3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P27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P29" style:family="paragraph" style:parent-style-name="Standard">
      <style:paragraph-properties fo:break-before="auto" style:writing-mode="lr-tb"/>
    </style:style>
    <style:style style:name="P30" style:family="paragraph" style:parent-style-name="Standard">
      <style:paragraph-properties fo:break-before="auto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P35" style:family="paragraph" style:parent-style-name="Standard">
      <style:paragraph-properties fo:break-before="auto" style:writing-mode="lr-tb"/>
    </style:style>
    <style:style style:name="P36" style:family="paragraph" style:parent-style-name="Standard">
      <style:paragraph-properties fo:break-before="auto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P3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P4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P4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P4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P47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48" style:family="paragraph" style:parent-style-name="Heading_20_4">
      <style:paragraph-properties fo:break-before="auto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5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P51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P52" style:family="paragraph" style:parent-style-name="Heading_20_4">
      <style:paragraph-properties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P53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54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</office:automatic-styles>
  <office:body>
    <office:text>
      <text:h text:style-name="P1" text:outline-level="10"><text:bookmark-start text:name="h.ek9k8y4xqaks"/><text:bookmark-end text:name="h.ek9k8y4xqaks"/><text:span text:style-name="T1_1">Requirements</text:span><text:span text:style-name="T1_2"><text:s/></text:span><text:span text:style-name="T1_3">and</text:span><text:span text:style-name="T1_4"><text:s/></text:span><text:span text:style-name="T1_5">Analysis</text:span><text:span text:style-name="T1_6"><text:s/></text:span><text:span text:style-name="T1_7">Document</text:span><text:span text:style-name="T1_8"><text:s/></text:span><text:span text:style-name="T1_9">for</text:span><text:span text:style-name="T1_10"><text:s/></text:span><text:span text:style-name="T1_11">Project</text:span><text:span text:style-name="T1_12"><text:s/></text:span><text:span text:style-name="T1_13">Five</text:span><text:span text:style-name="T1_14"><text:s/>(</text:span><text:span text:style-name="T1_15">RAD</text:span><text:span text:style-name="T1_16">)</text:span></text:h>
      <text:h text:style-name="P2" text:outline-level="10"><text:bookmark-start text:name="h.5ik5vmf32ae7"/><text:bookmark-end text:name="h.5ik5vmf32ae7"/><text:span text:style-name="T2_1">Introduction</text:span></text:h>
      <text:h text:style-name="P3" text:outline-level="10"><text:bookmark-start text:name="h.9nsgemk4dsz2"/><text:bookmark-end text:name="h.9nsgemk4dsz2"/><text:span text:style-name="T3_1">1.1<text:s/></text:span><text:span text:style-name="T3_2">Purpose</text:span><text:span text:style-name="T3_3"><text:s/></text:span><text:span text:style-name="T3_4">of</text:span><text:span text:style-name="T3_5"><text:s/></text:span><text:span text:style-name="T3_6">application</text:span><text:span text:style-name="T3_7"><text:s/></text:span></text:h>
      <text:p text:style-name="P4"><text:span text:style-name="T4_1"><text:line-break/></text:span><text:span text:style-name="T4_2">The</text:span><text:span text:style-name="T4_3"><text:s/></text:span><text:span text:style-name="T4_4">purpose</text:span><text:span text:style-name="T4_5"><text:s/></text:span><text:span text:style-name="T4_6">of</text:span><text:span text:style-name="T4_7"><text:s/></text:span><text:span text:style-name="T4_8">the</text:span><text:span text:style-name="T4_9"><text:s/></text:span><text:span text:style-name="T4_10">project</text:span><text:span text:style-name="T4_11"><text:s/></text:span><text:span text:style-name="T4_12">is</text:span><text:span text:style-name="T4_13"><text:s/></text:span><text:span text:style-name="T4_14">to</text:span><text:span text:style-name="T4_15"><text:s/></text:span><text:span text:style-name="T4_16">build</text:span><text:span text:style-name="T4_17"><text:s/></text:span><text:span text:style-name="T4_18">an</text:span><text:span text:style-name="T4_19"><text:s/></text:span><text:span text:style-name="T4_20">application</text:span><text:span text:style-name="T4_21"><text:s/></text:span><text:span text:style-name="T4_22">for</text:span><text:span text:style-name="T4_23"><text:s/></text:span><text:span text:style-name="T4_24">a</text:span><text:span text:style-name="T4_25"><text:s/></text:span><text:span text:style-name="T4_26">simple</text:span><text:span text:style-name="T4_27">,<text:s/></text:span><text:span text:style-name="T4_28">real</text:span><text:span text:style-name="T4_29"><text:s/></text:span><text:span text:style-name="T4_30">time</text:span><text:span text:style-name="T4_31"><text:s/>3</text:span><text:span text:style-name="T4_32">D</text:span><text:span text:style-name="T4_33">-</text:span><text:span text:style-name="T4_34">rendered</text:span><text:span text:style-name="T4_35">,<text:s/></text:span><text:span text:style-name="T4_36">multi</text:span><text:span text:style-name="T4_37">-</text:span><text:span text:style-name="T4_38">player</text:span><text:span text:style-name="T4_39"><text:s/></text:span><text:span text:style-name="T4_40">game</text:span><text:span text:style-name="T4_41">,<text:s/></text:span><text:span text:style-name="T4_42">which</text:span><text:span text:style-name="T4_43"><text:s/></text:span><text:span text:style-name="T4_44">could</text:span><text:span text:style-name="T4_45"><text:s/></text:span><text:span text:style-name="T4_46">be</text:span><text:span text:style-name="T4_47"><text:s/></text:span><text:span text:style-name="T4_48">placed</text:span><text:span text:style-name="T4_49"><text:s/></text:span><text:span text:style-name="T4_50">in</text:span><text:span text:style-name="T4_51"><text:s/></text:span><text:span text:style-name="T4_52">a</text:span><text:span text:style-name="T4_53"><text:s/>“</text:span><text:span text:style-name="T4_54">real</text:span><text:span text:style-name="T4_55"><text:s/></text:span><text:span text:style-name="T4_56">time</text:span><text:span text:style-name="T4_57"><text:s/></text:span><text:span text:style-name="T4_58">tactics</text:span><text:span text:style-name="T4_59">”-</text:span><text:span text:style-name="T4_60">genre</text:span><text:span text:style-name="T4_61">.<text:s/></text:span><text:span text:style-name="T4_62">The</text:span><text:span text:style-name="T4_63"><text:s/></text:span><text:span text:style-name="T4_64">application</text:span><text:span text:style-name="T4_65"><text:s/></text:span><text:span text:style-name="T4_66">will</text:span><text:span text:style-name="T4_67"><text:s/></text:span><text:span text:style-name="T4_68">be</text:span><text:span text:style-name="T4_69"><text:s/></text:span><text:span text:style-name="T4_70">easy</text:span><text:span text:style-name="T4_71"><text:s/></text:span><text:span text:style-name="T4_72">to</text:span><text:span text:style-name="T4_73"><text:s/></text:span><text:span text:style-name="T4_74">use</text:span><text:span text:style-name="T4_75"><text:s/></text:span><text:span text:style-name="T4_76">and</text:span><text:span text:style-name="T4_77"><text:s/></text:span><text:span text:style-name="T4_78">no</text:span><text:span text:style-name="T4_79"><text:s/></text:span><text:span text:style-name="T4_80">expertise</text:span><text:span text:style-name="T4_81"><text:s/></text:span><text:span text:style-name="T4_82">should</text:span><text:span text:style-name="T4_83"><text:s/></text:span><text:span text:style-name="T4_84">be</text:span><text:span text:style-name="T4_85"><text:s/></text:span><text:span text:style-name="T4_86">needed</text:span><text:span text:style-name="T4_87"><text:s/></text:span><text:span text:style-name="T4_88">in</text:span><text:span text:style-name="T4_89"><text:s/></text:span><text:span text:style-name="T4_90">order</text:span><text:span text:style-name="T4_91"><text:s/></text:span><text:span text:style-name="T4_92">to</text:span><text:span text:style-name="T4_93"><text:s/></text:span><text:span text:style-name="T4_94">play</text:span><text:span text:style-name="T4_95">.</text:span></text:p>
      <text:h text:style-name="P5" text:outline-level="10"><text:bookmark-start text:name="h.o384a7whvhx3"/><text:bookmark-end text:name="h.o384a7whvhx3"/><text:span text:style-name="T5_1"><text:line-break/></text:span><text:span text:style-name="T5_2">1.2<text:s/></text:span><text:span text:style-name="T5_3">General</text:span><text:span text:style-name="T5_4"><text:s/></text:span><text:span text:style-name="T5_5">characteristics</text:span><text:span text:style-name="T5_6"><text:s/></text:span><text:span text:style-name="T5_7">of</text:span><text:span text:style-name="T5_8"><text:s/></text:span><text:span text:style-name="T5_9">application</text:span><text:span text:style-name="T5_10"><text:s/></text:span><text:span text:style-name="T5_11"><text:line-break/></text:span></text:h>
      <text:p text:style-name="P6"><text:span text:style-name="T6_1">The</text:span><text:span text:style-name="T6_2"><text:s/></text:span><text:span text:style-name="T6_3">initial</text:span><text:span text:style-name="T6_4"><text:s/></text:span><text:span text:style-name="T6_5">application</text:span><text:span text:style-name="T6_6"><text:s/></text:span><text:span text:style-name="T6_7">will</text:span><text:span text:style-name="T6_8"><text:s/></text:span><text:span text:style-name="T6_9">be</text:span><text:span text:style-name="T6_10"><text:s/></text:span><text:span text:style-name="T6_11">a</text:span><text:span text:style-name="T6_12"><text:s/></text:span><text:span text:style-name="T6_13">multi</text:span><text:span text:style-name="T6_14">-</text:span><text:span text:style-name="T6_15">player</text:span><text:span text:style-name="T6_16"><text:s/></text:span><text:span text:style-name="T6_17">game</text:span><text:span text:style-name="T6_18"><text:s/></text:span><text:span text:style-name="T6_19">for</text:span><text:span text:style-name="T6_20"><text:s/></text:span><text:span text:style-name="T6_21">two</text:span><text:span text:style-name="T6_22"><text:s/></text:span><text:span text:style-name="T6_23">or</text:span><text:span text:style-name="T6_24"><text:s/></text:span><text:span text:style-name="T6_25">more</text:span><text:span text:style-name="T6_26"><text:s/></text:span><text:span text:style-name="T6_27">players</text:span><text:span text:style-name="T6_28">.<text:s/></text:span><text:span text:style-name="T6_29">It</text:span><text:span text:style-name="T6_30"><text:s/></text:span><text:span text:style-name="T6_31">will</text:span><text:span text:style-name="T6_32"><text:s/></text:span><text:span text:style-name="T6_33">be</text:span><text:span text:style-name="T6_34"><text:s/></text:span><text:span text:style-name="T6_35">using</text:span><text:span text:style-name="T6_36"><text:s/></text:span><text:span text:style-name="T6_37">the</text:span><text:span text:style-name="T6_38"><text:s/></text:span><text:span text:style-name="T6_39">jMonkeyEngine</text:span><text:span text:style-name="T6_40"><text:s/></text:span><text:span text:style-name="T6_41">supporting</text:span><text:span text:style-name="T6_42"><text:s/></text:span><text:span text:style-name="T6_43">all</text:span><text:span text:style-name="T6_44"><text:s/></text:span><text:span text:style-name="T6_45">desktop</text:span><text:span text:style-name="T6_46"><text:s/></text:span><text:span text:style-name="T6_47">platforms</text:span><text:span text:style-name="T6_48"><text:s/>(</text:span><text:span text:style-name="T6_49">Windows</text:span><text:span text:style-name="T6_50">/</text:span><text:span text:style-name="T6_51">Mac</text:span><text:span text:style-name="T6_52">/</text:span><text:span text:style-name="T6_53">Linux</text:span><text:span text:style-name="T6_54">).</text:span></text:p>
      <text:p text:style-name="P7"/>
      <text:p text:style-name="P8"><text:span text:style-name="T8_1">The</text:span><text:span text:style-name="T8_2"><text:s/></text:span><text:span text:style-name="T8_3">game</text:span><text:span text:style-name="T8_4"><text:s/></text:span><text:span text:style-name="T8_5">is</text:span><text:span text:style-name="T8_6"><text:s/></text:span><text:span text:style-name="T8_7">built</text:span><text:span text:style-name="T8_8"><text:s/></text:span><text:span text:style-name="T8_9">of</text:span><text:span text:style-name="T8_10"><text:s/></text:span><text:span text:style-name="T8_11">an</text:span><text:span text:style-name="T8_12"><text:s/></text:span><text:span text:style-name="T8_13">ocean</text:span><text:span text:style-name="T8_14">-</text:span><text:span text:style-name="T8_15">like</text:span><text:span text:style-name="T8_16"><text:s/></text:span><text:span text:style-name="T8_17">terrain</text:span><text:span text:style-name="T8_18"><text:s/></text:span><text:span text:style-name="T8_19">where</text:span><text:span text:style-name="T8_20"><text:s/></text:span><text:span text:style-name="T8_21">each</text:span><text:span text:style-name="T8_22"><text:s/></text:span><text:span text:style-name="T8_23">player</text:span><text:span text:style-name="T8_24"><text:s/></text:span><text:span text:style-name="T8_25">controls</text:span><text:span text:style-name="T8_26"><text:s/></text:span><text:span text:style-name="T8_27">a</text:span><text:span text:style-name="T8_28"><text:s/></text:span><text:span text:style-name="T8_29">single</text:span><text:span text:style-name="T8_30"><text:s/></text:span><text:span text:style-name="T8_31">unit</text:span><text:span text:style-name="T8_32"><text:s/></text:span><text:span text:style-name="T8_33">which</text:span><text:span text:style-name="T8_34"><text:s/></text:span><text:span text:style-name="T8_35">he</text:span><text:span text:style-name="T8_36"><text:s/></text:span><text:span text:style-name="T8_37">can</text:span><text:span text:style-name="T8_38"><text:s/></text:span><text:span text:style-name="T8_39">move</text:span><text:span text:style-name="T8_40"><text:s/></text:span><text:span text:style-name="T8_41">across</text:span><text:span text:style-name="T8_42"><text:s/></text:span><text:span text:style-name="T8_43">the</text:span><text:span text:style-name="T8_44"><text:s/>“</text:span><text:span text:style-name="T8_45">battlefield</text:span><text:span text:style-name="T8_46">”.<text:s/></text:span><text:span text:style-name="T8_47">A</text:span><text:span text:style-name="T8_48"><text:s/></text:span><text:span text:style-name="T8_49">round</text:span><text:span text:style-name="T8_50"><text:s/></text:span><text:span text:style-name="T8_51">ends</text:span><text:span text:style-name="T8_52"><text:s/></text:span><text:span text:style-name="T8_53">when</text:span><text:span text:style-name="T8_54"><text:s/></text:span><text:span text:style-name="T8_55">a</text:span><text:span text:style-name="T8_56"><text:s/></text:span><text:span text:style-name="T8_57">player</text:span><text:span text:style-name="T8_58"><text:s/></text:span><text:span text:style-name="T8_59">has</text:span><text:span text:style-name="T8_60"><text:s/></text:span><text:span text:style-name="T8_61">eliminated</text:span><text:span text:style-name="T8_62"><text:s/></text:span><text:span text:style-name="T8_63">all</text:span><text:span text:style-name="T8_64"><text:s/></text:span><text:span text:style-name="T8_65">other</text:span><text:span text:style-name="T8_66"><text:s/></text:span><text:span text:style-name="T8_67">player</text:span><text:span text:style-name="T8_68"><text:s/></text:span><text:span text:style-name="T8_69">controlled</text:span><text:span text:style-name="T8_70"><text:s/></text:span><text:span text:style-name="T8_71">units</text:span><text:span text:style-name="T8_72">,<text:s/></text:span><text:span text:style-name="T8_73">which</text:span><text:span text:style-name="T8_74"><text:s/></text:span><text:span text:style-name="T8_75">is</text:span><text:span text:style-name="T8_76"><text:s/></text:span><text:span text:style-name="T8_77">done</text:span><text:span text:style-name="T8_78"><text:s/></text:span><text:span text:style-name="T8_79">by</text:span><text:span text:style-name="T8_80"><text:s/></text:span><text:span text:style-name="T8_81">depleting</text:span><text:span text:style-name="T8_82"><text:s/></text:span><text:span text:style-name="T8_83">the</text:span><text:span text:style-name="T8_84"><text:s/></text:span><text:span text:style-name="T8_85">opponents</text:span><text:span text:style-name="T8_86"><text:s/></text:span><text:span text:style-name="T8_87">hit</text:span><text:span text:style-name="T8_88"><text:s/></text:span><text:span text:style-name="T8_89">points</text:span><text:span text:style-name="T8_90"><text:s/></text:span><text:span text:style-name="T8_91">to</text:span><text:span text:style-name="T8_92"><text:s/></text:span><text:span text:style-name="T8_93">zero</text:span><text:span text:style-name="T8_94"><text:s/></text:span><text:span text:style-name="T8_95">using</text:span><text:span text:style-name="T8_96"><text:s/></text:span><text:span text:style-name="T8_97">projectiles</text:span><text:span text:style-name="T8_98"><text:s/></text:span><text:span text:style-name="T8_99">or</text:span><text:span text:style-name="T8_100"><text:s/></text:span><text:span text:style-name="T8_101">collisions</text:span><text:span text:style-name="T8_102">.</text:span></text:p>
      <text:p text:style-name="P9"/>
      <text:p text:style-name="P10"><text:span text:style-name="T10_1">A</text:span><text:span text:style-name="T10_2"><text:s/></text:span><text:span text:style-name="T10_3">game</text:span><text:span text:style-name="T10_4"><text:s/></text:span><text:span text:style-name="T10_5">ends</text:span><text:span text:style-name="T10_6"><text:s/></text:span><text:span text:style-name="T10_7">when</text:span><text:span text:style-name="T10_8"><text:s/></text:span><text:span text:style-name="T10_9">a</text:span><text:span text:style-name="T10_10"><text:s/></text:span><text:span text:style-name="T10_11">player</text:span><text:span text:style-name="T10_12"><text:s/></text:span><text:span text:style-name="T10_13">reaches</text:span><text:span text:style-name="T10_14"><text:s/></text:span><text:span text:style-name="T10_15">a</text:span><text:span text:style-name="T10_16"><text:s/></text:span><text:span text:style-name="T10_17">given</text:span><text:span text:style-name="T10_18"><text:s/></text:span><text:span text:style-name="T10_19">amount</text:span><text:span text:style-name="T10_20"><text:s/></text:span><text:span text:style-name="T10_21">of</text:span><text:span text:style-name="T10_22"><text:s/></text:span><text:span text:style-name="T10_23">won</text:span><text:span text:style-name="T10_24"><text:s/></text:span><text:span text:style-name="T10_25">rounds</text:span><text:span text:style-name="T10_26">.</text:span></text:p>
      <text:h text:style-name="P11" text:outline-level="10"><text:bookmark-start text:name="h.8muplrih7myd"/><text:bookmark-end text:name="h.8muplrih7myd"/><text:span text:style-name="T11_1"><text:line-break/></text:span><text:span text:style-name="T11_2">1.3<text:s/></text:span><text:span text:style-name="T11_3">Scope</text:span><text:span text:style-name="T11_4"><text:s/></text:span><text:span text:style-name="T11_5">of</text:span><text:span text:style-name="T11_6"><text:s/></text:span><text:span text:style-name="T11_7">application</text:span><text:span text:style-name="T11_8"><text:s/></text:span><text:span text:style-name="T11_9"><text:line-break/></text:span></text:h>
      <text:p text:style-name="P12"><text:span text:style-name="T12_1">The</text:span><text:span text:style-name="T12_2"><text:s/></text:span><text:span text:style-name="T12_3">application</text:span><text:span text:style-name="T12_4"><text:s/></text:span><text:span text:style-name="T12_5">does</text:span><text:span text:style-name="T12_6"><text:s/></text:span><text:span text:style-name="T12_7">not</text:span><text:span text:style-name="T12_8"><text:s/></text:span><text:span text:style-name="T12_9">include</text:span><text:span text:style-name="T12_10"><text:s/></text:span><text:span text:style-name="T12_11">computer</text:span><text:span text:style-name="T12_12">-</text:span><text:span text:style-name="T12_13">controlled</text:span><text:span text:style-name="T12_14"><text:s/></text:span><text:span text:style-name="T12_15">units</text:span><text:span text:style-name="T12_16">.<text:s/></text:span><text:span text:style-name="T12_17">It</text:span><text:span text:style-name="T12_18"><text:s/></text:span><text:span text:style-name="T12_19">is</text:span><text:span text:style-name="T12_20"><text:s/></text:span><text:span text:style-name="T12_21">designed</text:span><text:span text:style-name="T12_22"><text:s/></text:span><text:span text:style-name="T12_23">to</text:span><text:span text:style-name="T12_24"><text:s/></text:span><text:span text:style-name="T12_25">be</text:span><text:span text:style-name="T12_26"><text:s/></text:span><text:span text:style-name="T12_27">played</text:span><text:span text:style-name="T12_28"><text:s/></text:span><text:span text:style-name="T12_29">with</text:span><text:span text:style-name="T12_30"><text:s/></text:span><text:span text:style-name="T12_31">and</text:span><text:span text:style-name="T12_32"><text:s/></text:span><text:span text:style-name="T12_33">against</text:span><text:span text:style-name="T12_34"><text:s/></text:span><text:span text:style-name="T12_35">other</text:span><text:span text:style-name="T12_36"><text:s/></text:span><text:span text:style-name="T12_37">people</text:span><text:span text:style-name="T12_38"><text:s/></text:span><text:span text:style-name="T12_39">on</text:span><text:span text:style-name="T12_40"><text:s/></text:span><text:span text:style-name="T12_41">a</text:span><text:span text:style-name="T12_42"><text:s/></text:span><text:span text:style-name="T12_43">single</text:span><text:span text:style-name="T12_44"><text:s/></text:span><text:span text:style-name="T12_45">computer</text:span><text:span text:style-name="T12_46"><text:s/></text:span><text:span text:style-name="T12_47">running</text:span><text:span text:style-name="T12_48"><text:s/></text:span><text:span text:style-name="T12_49">Linux</text:span><text:span text:style-name="T12_50">,<text:s/></text:span><text:span text:style-name="T12_51">Mac</text:span><text:span text:style-name="T12_52"><text:s/></text:span><text:span text:style-name="T12_53">or</text:span><text:span text:style-name="T12_54"><text:s/></text:span><text:span text:style-name="T12_55">Windows</text:span><text:span text:style-name="T12_56">.<text:s/></text:span><text:span text:style-name="T12_57">The</text:span><text:span text:style-name="T12_58"><text:s/></text:span><text:span text:style-name="T12_59">application</text:span><text:span text:style-name="T12_60"><text:s/></text:span><text:span text:style-name="T12_61">will</text:span><text:span text:style-name="T12_62"><text:s/></text:span><text:span text:style-name="T12_63">not</text:span><text:span text:style-name="T12_64"><text:s/></text:span><text:span text:style-name="T12_65">save</text:span><text:span text:style-name="T12_66"><text:s/></text:span><text:span text:style-name="T12_67">any</text:span><text:span text:style-name="T12_68"><text:s/></text:span><text:span text:style-name="T12_69">particular</text:span><text:span text:style-name="T12_70"><text:s/></text:span><text:span text:style-name="T12_71">information</text:span><text:span text:style-name="T12_72">,<text:s/></text:span><text:span text:style-name="T12_73">except</text:span><text:span text:style-name="T12_74"><text:s/></text:span><text:span text:style-name="T12_75">game</text:span><text:span text:style-name="T12_76">-</text:span><text:span text:style-name="T12_77">settings</text:span><text:span text:style-name="T12_78">,<text:s/></text:span><text:span text:style-name="T12_79">between</text:span><text:span text:style-name="T12_80"><text:s/></text:span><text:span text:style-name="T12_81">games</text:span><text:span text:style-name="T12_82"><text:s/></text:span><text:span text:style-name="T12_83">but</text:span><text:span text:style-name="T12_84"><text:s/></text:span><text:span text:style-name="T12_85">should</text:span><text:span text:style-name="T12_86"><text:s/></text:span><text:span text:style-name="T12_87">be</text:span><text:span text:style-name="T12_88"><text:s/></text:span><text:span text:style-name="T12_89">able</text:span><text:span text:style-name="T12_90"><text:s/></text:span><text:span text:style-name="T12_91">to</text:span><text:span text:style-name="T12_92"><text:s/></text:span><text:span text:style-name="T12_93">produce</text:span><text:span text:style-name="T12_94"><text:s/></text:span><text:span text:style-name="T12_95">and</text:span><text:span text:style-name="T12_96"><text:s/></text:span><text:span text:style-name="T12_97">present</text:span><text:span text:style-name="T12_98"><text:s/></text:span><text:span text:style-name="T12_99">statistics</text:span><text:span text:style-name="T12_100"><text:s/></text:span><text:span text:style-name="T12_101">of</text:span><text:span text:style-name="T12_102"><text:s/></text:span><text:span text:style-name="T12_103">the</text:span><text:span text:style-name="T12_104"><text:s/></text:span><text:span text:style-name="T12_105">last</text:span><text:span text:style-name="T12_106"><text:s/></text:span><text:span text:style-name="T12_107">played</text:span><text:span text:style-name="T12_108"><text:s/></text:span><text:span text:style-name="T12_109">game</text:span><text:span text:style-name="T12_110">.</text:span></text:p>
      <text:h text:style-name="P13" text:outline-level="10"><text:bookmark-start text:name="h.dwoi1hkh8wy2"/><text:bookmark-end text:name="h.dwoi1hkh8wy2"/><text:span text:style-name="T13_1"><text:line-break/></text:span><text:span text:style-name="T13_2">1.4<text:s/></text:span><text:span text:style-name="T13_3">Objectives</text:span><text:span text:style-name="T13_4"><text:s/></text:span><text:span text:style-name="T13_5">and</text:span><text:span text:style-name="T13_6"><text:s/></text:span><text:span text:style-name="T13_7">success</text:span><text:span text:style-name="T13_8"><text:s/></text:span><text:span text:style-name="T13_9">criteria</text:span><text:span text:style-name="T13_10"><text:s/></text:span><text:span text:style-name="T13_11">of</text:span><text:span text:style-name="T13_12"><text:s/></text:span><text:span text:style-name="T13_13">the</text:span><text:span text:style-name="T13_14"><text:s/></text:span><text:span text:style-name="T13_15">project</text:span><text:span text:style-name="T13_16"><text:s/></text:span></text:h>
      <text:p text:style-name="P14"/>
      <text:p text:style-name="P15"><text:span text:style-name="T15_1">It</text:span><text:span text:style-name="T15_2"><text:s/></text:span><text:span text:style-name="T15_3">should</text:span><text:span text:style-name="T15_4"><text:s/></text:span><text:span text:style-name="T15_5">be</text:span><text:span text:style-name="T15_6"><text:s/></text:span><text:span text:style-name="T15_7">possible</text:span><text:span text:style-name="T15_8"><text:s/></text:span><text:span text:style-name="T15_9">to</text:span><text:span text:style-name="T15_10"><text:s/></text:span><text:span text:style-name="T15_11">play</text:span><text:span text:style-name="T15_12">,<text:s/></text:span><text:span text:style-name="T15_13">and</text:span><text:span text:style-name="T15_14"><text:s/></text:span><text:span text:style-name="T15_15">finish</text:span><text:span text:style-name="T15_16">,<text:s/></text:span><text:span text:style-name="T15_17">a</text:span><text:span text:style-name="T15_18"><text:s/></text:span><text:span text:style-name="T15_19">game</text:span><text:span text:style-name="T15_20"><text:s/></text:span><text:span text:style-name="T15_21">with</text:span><text:span text:style-name="T15_22"><text:s/></text:span><text:span text:style-name="T15_23">two</text:span><text:span text:style-name="T15_24"><text:s/></text:span><text:span text:style-name="T15_25">players</text:span><text:span text:style-name="T15_26"><text:s/></text:span><text:span text:style-name="T15_27">using</text:span><text:span text:style-name="T15_28"><text:s/></text:span><text:span text:style-name="T15_29">the</text:span><text:span text:style-name="T15_30"><text:s/></text:span><text:span text:style-name="T15_31">default</text:span><text:span text:style-name="T15_32"><text:s/></text:span><text:span text:style-name="T15_33">settings</text:span><text:span text:style-name="T15_34">.<text:s/></text:span><text:span text:style-name="T15_35">The</text:span><text:span text:style-name="T15_36"><text:s/></text:span><text:span text:style-name="T15_37">game</text:span><text:span text:style-name="T15_38"><text:s/></text:span><text:span text:style-name="T15_39">should</text:span><text:span text:style-name="T15_40"><text:s/></text:span><text:span text:style-name="T15_41">be</text:span><text:span text:style-name="T15_42"><text:s/></text:span><text:span text:style-name="T15_43">able</text:span><text:span text:style-name="T15_44"><text:s/></text:span><text:span text:style-name="T15_45">to</text:span><text:span text:style-name="T15_46"><text:s/></text:span><text:span text:style-name="T15_47">start</text:span><text:span text:style-name="T15_48">,<text:s/></text:span><text:span text:style-name="T15_49">players</text:span><text:span text:style-name="T15_50"><text:s/></text:span><text:span text:style-name="T15_51">should</text:span><text:span text:style-name="T15_52"><text:s/></text:span><text:span text:style-name="T15_53">be</text:span><text:span text:style-name="T15_54"><text:s/></text:span><text:span text:style-name="T15_55">able</text:span><text:span text:style-name="T15_56"><text:s/></text:span><text:span text:style-name="T15_57">to</text:span><text:span text:style-name="T15_58"><text:s/></text:span><text:span text:style-name="T15_59">complete</text:span><text:span text:style-name="T15_60"><text:s/></text:span><text:span text:style-name="T15_61">a</text:span><text:span text:style-name="T15_62"><text:s/></text:span><text:span text:style-name="T15_63">number</text:span><text:span text:style-name="T15_64"><text:s/></text:span><text:span text:style-name="T15_65">of</text:span><text:span text:style-name="T15_66"><text:s/></text:span><text:span text:style-name="T15_67">rounds</text:span><text:span text:style-name="T15_68">,<text:s/></text:span><text:span text:style-name="T15_69">until</text:span><text:span text:style-name="T15_70"><text:s/></text:span><text:span text:style-name="T15_71">one</text:span><text:span text:style-name="T15_72"><text:s/></text:span><text:span text:style-name="T15_73">player</text:span><text:span text:style-name="T15_74"><text:s/></text:span><text:span text:style-name="T15_75">wins</text:span><text:span text:style-name="T15_76"><text:s/></text:span><text:span text:style-name="T15_77">enough</text:span><text:span text:style-name="T15_78"><text:s/></text:span><text:span text:style-name="T15_79">rounds</text:span><text:span text:style-name="T15_80"><text:s/></text:span><text:span text:style-name="T15_81">by</text:span><text:span text:style-name="T15_82"><text:s/></text:span><text:span text:style-name="T15_83">being</text:span><text:span text:style-name="T15_84"><text:s/></text:span><text:span text:style-name="T15_85">the</text:span><text:span text:style-name="T15_86"><text:s/>“</text:span><text:span text:style-name="T15_87">last</text:span><text:span text:style-name="T15_88"><text:s/></text:span><text:span text:style-name="T15_89">man</text:span><text:span text:style-name="T15_90"><text:s/></text:span><text:span text:style-name="T15_91">standing</text:span><text:span text:style-name="T15_92">”.<text:s/></text:span><text:span text:style-name="T15_93">During</text:span><text:span text:style-name="T15_94"><text:s/></text:span><text:span text:style-name="T15_95">gameplay</text:span><text:span text:style-name="T15_96">,<text:s/></text:span><text:span text:style-name="T15_97">users</text:span><text:span text:style-name="T15_98"><text:s/></text:span><text:span text:style-name="T15_99">will</text:span><text:span text:style-name="T15_100"><text:s/></text:span><text:span text:style-name="T15_101">be</text:span><text:span text:style-name="T15_102"><text:s/></text:span><text:span text:style-name="T15_103">able</text:span><text:span text:style-name="T15_104"><text:s/></text:span><text:span text:style-name="T15_105">to</text:span><text:span text:style-name="T15_106"><text:s/></text:span><text:span text:style-name="T15_107">pick</text:span><text:span text:style-name="T15_108"><text:s/></text:span><text:span text:style-name="T15_109">up</text:span><text:span text:style-name="T15_110"><text:s/>“</text:span><text:span text:style-name="T15_111">powerups</text:span><text:span text:style-name="T15_112">”,<text:s/></text:span><text:span text:style-name="T15_113">fire</text:span><text:span text:style-name="T15_114"><text:s/></text:span><text:span text:style-name="T15_115">shots</text:span><text:span text:style-name="T15_116"><text:s/></text:span><text:span text:style-name="T15_117">and</text:span><text:span text:style-name="T15_118"><text:s/></text:span><text:span text:style-name="T15_119">collide</text:span><text:span text:style-name="T15_120"><text:s/></text:span><text:span text:style-name="T15_121">with</text:span><text:span text:style-name="T15_122"><text:s/></text:span><text:span text:style-name="T15_123">the</text:span><text:span text:style-name="T15_124"><text:s/></text:span><text:span text:style-name="T15_125">opponent</text:span><text:span text:style-name="T15_126">.<text:s/></text:span><text:span text:style-name="T15_127">After</text:span><text:span text:style-name="T15_128"><text:s/></text:span><text:span text:style-name="T15_129">a</text:span><text:span text:style-name="T15_130"><text:s/></text:span><text:span text:style-name="T15_131">finished</text:span><text:span text:style-name="T15_132"><text:s/></text:span><text:span text:style-name="T15_133">game</text:span><text:span text:style-name="T15_134">,<text:s/></text:span><text:span text:style-name="T15_135">statistics</text:span><text:span text:style-name="T15_136"><text:s/></text:span><text:span text:style-name="T15_137">will</text:span><text:span text:style-name="T15_138"><text:s/></text:span><text:span text:style-name="T15_139">be</text:span><text:span text:style-name="T15_140"><text:s/></text:span><text:span text:style-name="T15_141">shown</text:span><text:span text:style-name="T15_142">.<text:s/></text:span><text:span text:style-name="T15_143">Statistics</text:span><text:span text:style-name="T15_144"><text:s/></text:span><text:span text:style-name="T15_145">include</text:span><text:span text:style-name="T15_146"><text:s/></text:span><text:span text:style-name="T15_147">info</text:span><text:span text:style-name="T15_148"><text:s/></text:span><text:span text:style-name="T15_149">such</text:span><text:span text:style-name="T15_150"><text:s/></text:span><text:span text:style-name="T15_151">as</text:span><text:span text:style-name="T15_152"><text:s/></text:span><text:span text:style-name="T15_153">shots</text:span><text:span text:style-name="T15_154"><text:s/></text:span><text:span text:style-name="T15_155">fired</text:span><text:span text:style-name="T15_156">,<text:s/></text:span><text:span text:style-name="T15_157">accuracy</text:span><text:span text:style-name="T15_158">,<text:s/></text:span><text:span text:style-name="T15_159">seconds</text:span><text:span text:style-name="T15_160"><text:s/></text:span><text:span text:style-name="T15_161">survived</text:span><text:span text:style-name="T15_162"><text:s/></text:span><text:span text:style-name="T15_163">etc</text:span><text:span text:style-name="T15_164">.</text:span></text:p>
      <text:p text:style-name="P16"/>
      <text:h text:style-name="P17" text:outline-level="10"><text:bookmark-start text:name="h.odb5rrhxavb0"/><text:bookmark-end text:name="h.odb5rrhxavb0"/><text:span text:style-name="T17_1">1.5<text:s/></text:span><text:span text:style-name="T17_2">Definitions</text:span><text:span text:style-name="T17_3">,<text:s/></text:span><text:span text:style-name="T17_4">acronyms</text:span><text:span text:style-name="T17_5"><text:s/></text:span><text:span text:style-name="T17_6">and</text:span><text:span text:style-name="T17_7"><text:s/></text:span><text:span text:style-name="T17_8">abbreviations</text:span><text:span text:style-name="T17_9"><text:s/></text:span><text:span text:style-name="T17_10"><text:line-break/></text:span></text:h>
      <text:list text:style-name="LS1" xml:id="list0">
        <text:list-item>
          <text:p text:style-name="P18"><text:span text:style-name="T18_1">GUI</text:span><text:span text:style-name="T18_2"><text:s/></text:span><text:span text:style-name="T18_3">-<text:s/></text:span><text:span text:style-name="T18_4">Graphical</text:span><text:span text:style-name="T18_5"><text:s/></text:span><text:span text:style-name="T18_6">User</text:span><text:span text:style-name="T18_7"><text:s/></text:span><text:span text:style-name="T18_8">Interface</text:span></text:p>
        </text:list-item>
        <text:list-item>
          <text:p text:style-name="P19"><text:span text:style-name="T19_1">jMonkeyEngine</text:span><text:span text:style-name="T19_2"><text:s/></text:span><text:span text:style-name="T19_3">-<text:s/></text:span><text:span text:style-name="T19_4">Open</text:span><text:span text:style-name="T19_5"><text:s/></text:span><text:span text:style-name="T19_6">Source</text:span><text:span text:style-name="T19_7"><text:s/></text:span><text:span text:style-name="T19_8">Java</text:span><text:span text:style-name="T19_9"><text:s/></text:span><text:span text:style-name="T19_10">Game</text:span><text:span text:style-name="T19_11"><text:s/></text:span><text:span text:style-name="T19_12">Engine</text:span><text:span text:style-name="T19_13">.<text:s/></text:span><text:span text:style-name="T19_14">jmonkeyengine</text:span><text:span text:style-name="T19_15">.</text:span><text:span text:style-name="T19_16">org</text:span></text:p>
        </text:list-item>
        <text:list-item>
          <text:p text:style-name="P20"><text:span text:style-name="T20_1">Desktop</text:span><text:span text:style-name="T20_2"><text:s/></text:span><text:span text:style-name="T20_3">-<text:s/></text:span><text:span text:style-name="T20_4">Stationary</text:span><text:span text:style-name="T20_5"><text:s/></text:span><text:span text:style-name="T20_6">computer</text:span></text:p>
        </text:list-item>
        <text:list-item>
          <text:p text:style-name="P21"><text:span text:style-name="T21_1">Hit</text:span><text:span text:style-name="T21_2"><text:s/></text:span><text:span text:style-name="T21_3">point</text:span><text:span text:style-name="T21_4"><text:s/></text:span><text:span text:style-name="T21_5">-<text:s/></text:span><text:span text:style-name="T21_6">Sort</text:span><text:span text:style-name="T21_7"><text:s/></text:span><text:span text:style-name="T21_8">of</text:span><text:span text:style-name="T21_9"><text:s/></text:span><text:span text:style-name="T21_10">a</text:span><text:span text:style-name="T21_11"><text:s/></text:span><text:span text:style-name="T21_12">health</text:span><text:span text:style-name="T21_13"><text:s/></text:span><text:span text:style-name="T21_14">point</text:span><text:span text:style-name="T21_15">.<text:s/></text:span><text:span text:style-name="T21_16">When</text:span><text:span text:style-name="T21_17"><text:s/>0,<text:s/></text:span><text:span text:style-name="T21_18">player</text:span><text:span text:style-name="T21_19"><text:s/></text:span><text:span text:style-name="T21_20">is</text:span><text:span text:style-name="T21_21"><text:s/></text:span><text:span text:style-name="T21_22">dead</text:span><text:span text:style-name="T21_23">.</text:span></text:p>
        </text:list-item>
        <text:list-item>
          <text:p text:style-name="P22"><text:span text:style-name="T22_1">Statistics</text:span><text:span text:style-name="T22_2"><text:s/></text:span><text:span text:style-name="T22_3">-<text:s/></text:span><text:span text:style-name="T22_4">Number</text:span><text:span text:style-name="T22_5"><text:s/></text:span><text:span text:style-name="T22_6">of</text:span><text:span text:style-name="T22_7"><text:s/></text:span><text:span text:style-name="T22_8">shots</text:span><text:span text:style-name="T22_9"><text:s/></text:span><text:span text:style-name="T22_10">fired</text:span><text:span text:style-name="T22_11"><text:s/></text:span><text:span text:style-name="T22_12">per</text:span><text:span text:style-name="T22_13"><text:s/></text:span><text:span text:style-name="T22_14">player</text:span><text:span text:style-name="T22_15">,<text:s/></text:span><text:span text:style-name="T22_16">accuracy</text:span><text:span text:style-name="T22_17"><text:s/></text:span><text:span text:style-name="T22_18">etc</text:span></text:p>
        </text:list-item>
        <text:list-item>
          <text:p text:style-name="P23"><text:span text:style-name="T23_1">Unit</text:span><text:span text:style-name="T23_2"><text:s/></text:span><text:span text:style-name="T23_3">-<text:s/></text:span><text:span text:style-name="T23_4">For</text:span><text:span text:style-name="T23_5"><text:s/></text:span><text:span text:style-name="T23_6">example</text:span><text:span text:style-name="T23_7"><text:s/></text:span><text:span text:style-name="T23_8">tank</text:span><text:span text:style-name="T23_9">,<text:s/></text:span><text:span text:style-name="T23_10">ship</text:span><text:span text:style-name="T23_11">,<text:s/></text:span><text:span text:style-name="T23_12">spaceship</text:span><text:span text:style-name="T23_13">,<text:s/></text:span><text:span text:style-name="T23_14">humvee</text:span><text:span text:style-name="T23_15"><text:s/></text:span><text:span text:style-name="T23_16">etc</text:span></text:p>
        </text:list-item>
        <text:list-item>
          <text:p text:style-name="P24"><text:span text:style-name="T24_1">Powerups</text:span><text:span text:style-name="T24_2"><text:s/></text:span><text:span text:style-name="T24_3">-<text:s/></text:span><text:span text:style-name="T24_4">For</text:span><text:span text:style-name="T24_5"><text:s/></text:span><text:span text:style-name="T24_6">example</text:span><text:span text:style-name="T24_7"><text:s/></text:span><text:span text:style-name="T24_8">speed</text:span><text:span text:style-name="T24_9">,<text:s/></text:span><text:span text:style-name="T24_10">health</text:span><text:span text:style-name="T24_11">,<text:s/></text:span><text:span text:style-name="T24_12">extra</text:span><text:span text:style-name="T24_13"><text:s/></text:span><text:span text:style-name="T24_14">damage</text:span><text:span text:style-name="T24_15"><text:s/></text:span><text:span text:style-name="T24_16">etc</text:span></text:p>
        </text:list-item>
      </text:list>
      <text:p text:style-name="P25"/>
      <text:h text:style-name="P26" text:outline-level="10"><text:bookmark-start text:name="h.yflr36l281we"/><text:bookmark-end text:name="h.yflr36l281we"/><text:span text:style-name="T26_1">2.1<text:s/></text:span><text:span text:style-name="T26_2">Functional</text:span><text:span text:style-name="T26_3"><text:s/></text:span><text:span text:style-name="T26_4">Requirements</text:span></text:h>
      <text:p text:style-name="P27"/>
      <text:p text:style-name="P28"><text:span text:style-name="T28_1">The</text:span><text:span text:style-name="T28_2"><text:s/></text:span><text:span text:style-name="T28_3">player</text:span><text:span text:style-name="T28_4">(</text:span><text:span text:style-name="T28_5">s</text:span><text:span text:style-name="T28_6">)<text:s/></text:span><text:span text:style-name="T28_7">should</text:span><text:span text:style-name="T28_8"><text:s/></text:span><text:span text:style-name="T28_9">be</text:span><text:span text:style-name="T28_10"><text:s/></text:span><text:span text:style-name="T28_11">able</text:span><text:span text:style-name="T28_12"><text:s/></text:span><text:span text:style-name="T28_13">to</text:span><text:span text:style-name="T28_14">:</text:span></text:p>
      <text:p text:style-name="P29"/>
      <text:p text:style-name="P30"><text:span text:style-name="T30_1">Before</text:span><text:span text:style-name="T30_2"><text:s/></text:span><text:span text:style-name="T30_3">the</text:span><text:span text:style-name="T30_4"><text:s/></text:span><text:span text:style-name="T30_5">game</text:span><text:span text:style-name="T30_6">:</text:span></text:p>
      <text:list text:style-name="LS2" xml:id="list7">
        <text:list-item>
          <text:p text:style-name="P31"><text:span text:style-name="T31_1">Start</text:span><text:span text:style-name="T31_2"><text:s/></text:span><text:span text:style-name="T31_3">a</text:span><text:span text:style-name="T31_4"><text:s/></text:span><text:span text:style-name="T31_5">game</text:span><text:span text:style-name="T31_6"><text:s/></text:span><text:span text:style-name="T31_7">with</text:span><text:span text:style-name="T31_8"><text:s/></text:span><text:span text:style-name="T31_9">default</text:span><text:span text:style-name="T31_10"><text:s/></text:span><text:span text:style-name="T31_11">settings</text:span><text:span text:style-name="T31_12">.</text:span></text:p>
        </text:list-item>
        <text:list-item>
          <text:p text:style-name="P32"><text:span text:style-name="T32_1">Start</text:span><text:span text:style-name="T32_2"><text:s/></text:span><text:span text:style-name="T32_3">a</text:span><text:span text:style-name="T32_4"><text:s/></text:span><text:span text:style-name="T32_5">game</text:span><text:span text:style-name="T32_6"><text:s/></text:span><text:span text:style-name="T32_7">with</text:span><text:span text:style-name="T32_8"><text:s/></text:span><text:span text:style-name="T32_9">custom</text:span><text:span text:style-name="T32_10"><text:s/></text:span><text:span text:style-name="T32_11">settings</text:span><text:span text:style-name="T32_12"><text:s/></text:span><text:span text:style-name="T32_13">such</text:span><text:span text:style-name="T32_14"><text:s/></text:span><text:span text:style-name="T32_15">as</text:span><text:span text:style-name="T32_16">:</text:span></text:p>
          <text:list>
            <text:list-item>
              <text:p text:style-name="P33"><text:span text:style-name="T33_1">The</text:span><text:span text:style-name="T33_2"><text:s/></text:span><text:span text:style-name="T33_3">number</text:span><text:span text:style-name="T33_4"><text:s/></text:span><text:span text:style-name="T33_5">of</text:span><text:span text:style-name="T33_6"><text:s/></text:span><text:span text:style-name="T33_7">rounds</text:span><text:span text:style-name="T33_8">.</text:span></text:p>
            </text:list-item>
            <text:list-item>
              <text:p text:style-name="P34"><text:span text:style-name="T34_1">Hit</text:span><text:span text:style-name="T34_2"><text:s/></text:span><text:span text:style-name="T34_3">points</text:span><text:span text:style-name="T34_4"><text:s/></text:span><text:span text:style-name="T34_5">per</text:span><text:span text:style-name="T34_6"><text:s/></text:span><text:span text:style-name="T34_7">unit</text:span><text:span text:style-name="T34_8">.</text:span></text:p>
            </text:list-item>
          </text:list>
        </text:list-item>
      </text:list>
      <text:p text:style-name="P35"/>
      <text:p text:style-name="P36"><text:span text:style-name="T36_1">In</text:span><text:span text:style-name="T36_2"><text:s/></text:span><text:span text:style-name="T36_3">the</text:span><text:span text:style-name="T36_4"><text:s/></text:span><text:span text:style-name="T36_5">game</text:span><text:span text:style-name="T36_6">:</text:span></text:p>
      <text:list text:style-name="LS3" xml:id="list11">
        <text:list-item>
          <text:p text:style-name="P37"><text:span text:style-name="T37_1">Move</text:span><text:span text:style-name="T37_2"><text:s/></text:span><text:span text:style-name="T37_3">the</text:span><text:span text:style-name="T37_4"><text:s/></text:span><text:span text:style-name="T37_5">unit</text:span><text:span text:style-name="T37_6"><text:s/></text:span><text:span text:style-name="T37_7">forwards</text:span><text:span text:style-name="T37_8">.</text:span></text:p>
        </text:list-item>
        <text:list-item>
          <text:p text:style-name="P38"><text:span text:style-name="T38_1">Steer</text:span><text:span text:style-name="T38_2"><text:s/></text:span><text:span text:style-name="T38_3">the</text:span><text:span text:style-name="T38_4"><text:s/></text:span><text:span text:style-name="T38_5">unit</text:span><text:span text:style-name="T38_6"><text:s/></text:span><text:span text:style-name="T38_7">left</text:span><text:span text:style-name="T38_8">/</text:span><text:span text:style-name="T38_9">right</text:span><text:span text:style-name="T38_10">.</text:span></text:p>
        </text:list-item>
        <text:list-item>
          <text:p text:style-name="P39"><text:span text:style-name="T39_1">Accelerate</text:span><text:span text:style-name="T39_2">/</text:span><text:span text:style-name="T39_3">slow</text:span><text:span text:style-name="T39_4"><text:s/></text:span><text:span text:style-name="T39_5">down</text:span><text:span text:style-name="T39_6"><text:s/></text:span><text:span text:style-name="T39_7">speed</text:span><text:span text:style-name="T39_8"><text:s/></text:span><text:span text:style-name="T39_9">of</text:span><text:span text:style-name="T39_10"><text:s/></text:span><text:span text:style-name="T39_11">unit</text:span><text:span text:style-name="T39_12">.</text:span></text:p>
        </text:list-item>
        <text:list-item>
          <text:p text:style-name="P40"><text:span text:style-name="T40_1">Fire</text:span><text:span text:style-name="T40_2"><text:s/></text:span><text:span text:style-name="T40_3">projectiles</text:span><text:span text:style-name="T40_4">.</text:span></text:p>
        </text:list-item>
        <text:list-item>
          <text:p text:style-name="P41"><text:span text:style-name="T41_1">Get</text:span><text:span text:style-name="T41_2"><text:s/></text:span><text:span text:style-name="T41_3">hurt</text:span><text:span text:style-name="T41_4">.</text:span></text:p>
        </text:list-item>
        <text:list-item>
          <text:p text:style-name="P42"><text:span text:style-name="T42_1">End</text:span><text:span text:style-name="T42_2"><text:s/></text:span><text:span text:style-name="T42_3">game</text:span><text:span text:style-name="T42_4"><text:s/></text:span><text:span text:style-name="T42_5">by</text:span><text:span text:style-name="T42_6"><text:s/></text:span><text:span text:style-name="T42_7">losing</text:span><text:span text:style-name="T42_8">.</text:span></text:p>
        </text:list-item>
        <text:list-item>
          <text:p text:style-name="P43"><text:span text:style-name="T43_1">End</text:span><text:span text:style-name="T43_2"><text:s/></text:span><text:span text:style-name="T43_3">game</text:span><text:span text:style-name="T43_4"><text:s/></text:span><text:span text:style-name="T43_5">by</text:span><text:span text:style-name="T43_6"><text:s/></text:span><text:span text:style-name="T43_7">winning</text:span><text:span text:style-name="T43_8">.</text:span></text:p>
        </text:list-item>
        <text:list-item>
          <text:p text:style-name="P44"><text:span text:style-name="T44_1">End</text:span><text:span text:style-name="T44_2"><text:s/></text:span><text:span text:style-name="T44_3">game</text:span><text:span text:style-name="T44_4"><text:s/></text:span><text:span text:style-name="T44_5">through</text:span><text:span text:style-name="T44_6"><text:s/></text:span><text:span text:style-name="T44_7">command</text:span><text:span text:style-name="T44_8">.</text:span></text:p>
        </text:list-item>
        <text:list-item>
          <text:p text:style-name="P45"><text:span text:style-name="T45_1">Collide</text:span><text:span text:style-name="T45_2"><text:s/></text:span><text:span text:style-name="T45_3">with</text:span><text:span text:style-name="T45_4"><text:s/></text:span><text:span text:style-name="T45_5">other</text:span><text:span text:style-name="T45_6"><text:s/></text:span><text:span text:style-name="T45_7">unit</text:span><text:span text:style-name="T45_8"><text:s/></text:span><text:span text:style-name="T45_9">and</text:span><text:span text:style-name="T45_10"><text:s/></text:span><text:span text:style-name="T45_11">damage</text:span><text:span text:style-name="T45_12"><text:s/></text:span><text:span text:style-name="T45_13">it</text:span><text:span text:style-name="T45_14">.</text:span></text:p>
        </text:list-item>
        <text:list-item>
          <text:p text:style-name="P46"><text:span text:style-name="T46_1">Pick</text:span><text:span text:style-name="T46_2"><text:s/></text:span><text:span text:style-name="T46_3">up</text:span><text:span text:style-name="T46_4"><text:s/></text:span><text:span text:style-name="T46_5">item</text:span><text:span text:style-name="T46_6"><text:s/></text:span><text:span text:style-name="T46_7">that</text:span><text:span text:style-name="T46_8"><text:s/></text:span><text:span text:style-name="T46_9">provides</text:span><text:span text:style-name="T46_10"><text:s/></text:span><text:span text:style-name="T46_11">unit</text:span><text:span text:style-name="T46_12"><text:s/></text:span><text:span text:style-name="T46_13">with</text:span><text:span text:style-name="T46_14"><text:s/></text:span><text:span text:style-name="T46_15">powerup</text:span><text:span text:style-name="T46_16">.</text:span></text:p>
        </text:list-item>
      </text:list>
      <text:p text:style-name="P47"/>
      <text:h text:style-name="P48" text:outline-level="10"><text:bookmark-start text:name="h.6l96z02t4mk"/><text:bookmark-end text:name="h.6l96z02t4mk"/><text:span text:style-name="T48_1">2.3.1<text:s/></text:span><text:span text:style-name="T48_2">Use</text:span><text:span text:style-name="T48_3"><text:s/></text:span><text:span text:style-name="T48_4">Case</text:span><text:span text:style-name="T48_5"><text:s/></text:span><text:span text:style-name="T48_6">Model</text:span></text:h>
      <text:p text:style-name="P49"/>
      <text:p text:style-name="P50"><text:span text:style-name="T50_1">See</text:span><text:span text:style-name="T50_2"><text:s/></text:span><text:span text:style-name="T50_3">appendix</text:span><text:span text:style-name="T50_4">.</text:span></text:p>
      <text:p text:style-name="P51"/>
      <text:h text:style-name="P52" text:outline-level="10"><text:bookmark-start text:name="h.u2ykiq81c03d"/><text:bookmark-end text:name="h.u2ykiq81c03d"/><text:span text:style-name="T52_1">2.3.3<text:s/></text:span><text:span text:style-name="T52_2">Domain</text:span><text:span text:style-name="T52_3"><text:s/></text:span><text:span text:style-name="T52_4">Model</text:span></text:h>
      <text:p text:style-name="P53"/>
      <text:p text:style-name="P54"><text:span text:style-name="T54_1">See</text:span><text:span text:style-name="T54_2"><text:s/></text:span><text:span text:style-name="T54_3">appendix</text:span><text:span text:style-name="T54_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